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/>
    <style:font-face style:name="CMU Sans Serif" svg:font-family="'CMU Sans Serif'" style:font-family-generic="swiss"/>
    <style:font-face style:name="CMU Typewriter Text" svg:font-family="'CMU Typewriter Text'" style:font-family-generic="modern" style:font-pitch="fixed"/>
    <style:font-face style:name="CMU Typewriter Text1" svg:font-family="'CMU Typewriter Text'" style:font-adornments="Light" style:font-family-generic="modern" style:font-pitch="fixed"/>
    <style:font-face style:name="CMU Serif3" svg:font-family="'CMU Serif'" style:font-family-generic="roman" style:font-pitch="variable"/>
    <style:font-face style:name="CMU Serif2" svg:font-family="'CMU Serif'" style:font-adornments="Italic" style:font-family-generic="roman" style:font-pitch="variable"/>
    <style:font-face style:name="CMU Serif1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MU Typewriter Text" officeooo:paragraph-rsid="001b48f7"/>
    </style:style>
    <style:style style:name="P2" style:family="paragraph" style:parent-style-name="Standard">
      <style:paragraph-properties fo:break-before="page"/>
    </style:style>
    <style:style style:name="P3" style:family="paragraph" style:parent-style-name="Caption">
      <style:paragraph-properties fo:break-before="page"/>
    </style:style>
    <style:style style:name="P4" style:family="paragraph" style:parent-style-name="Caption">
      <style:paragraph-properties fo:margin-left="0pt" fo:margin-right="0pt" fo:margin-top="6.01pt" fo:margin-bottom="6.01pt" style:contextual-spacing="false" fo:text-indent="0pt" style:auto-text-indent="false" fo:padding="0pt" fo:border="none" text:number-lines="false" text:line-number="0" style:join-border="false">
        <style:tab-stops>
          <style:tab-stop style:position="40pt"/>
        </style:tab-stops>
      </style:paragraph-properties>
      <style:text-properties style:font-name="CMU Serif3" fo:font-style="normal" fo:font-weight="250" style:font-style-asian="italic" style:font-style-complex="italic"/>
    </style:style>
    <style:style style:name="T1" style:family="text">
      <style:text-properties officeooo:rsid="001b48f7"/>
    </style:style>
    <style:style style:name="T2" style:family="text">
      <style:text-properties officeooo:rsid="001c37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Solresol</text:p>
      <text:p text:style-name="Caption">dictionary</text:p>
      <text:p text:style-name="P3"><text:span text:style-name="Emphasis"/></text:p>
      <text:p text:style-name="P2"><text:span text:style-name="Emphasis">D</text:span><text:tab/>no, not</text:p>
      <text:p text:style-name="Standard"><text:span text:style-name="Emphasis">R</text:span><text:tab/>and</text:p>
      <text:p text:style-name="Standard"><text:span text:style-name="Emphasis">M</text:span><text:tab/>or</text:p>
      <text:p text:style-name="Standard"><text:span text:style-name="Emphasis">F</text:span><text:tab/>at, to</text:p>
      <text:p text:style-name="Standard"><text:span text:style-name="Emphasis">S</text:span><text:tab/>if</text:p>
      <text:p text:style-name="Standard"><text:span text:style-name="Emphasis">L</text:span><text:tab/>the</text:p>
      <text:p text:style-name="Standard"><text:span text:style-name="Emphasis">T</text:span><text:tab/>yes, agreed</text:p>
      <text:h text:style-name="Heading_20_1" text:outline-level="1">Two Note Words</text:h>
      <text:p text:style-name="Standard"><text:span text:style-name="Emphasis">DR</text:span><text:tab/>I, me, we, us</text:p>
      <text:p text:style-name="Standard"><text:span text:style-name="Emphasis">DM</text:span><text:tab/>you</text:p>
      <text:p text:style-name="Standard"><text:span text:style-name="Emphasis">DF</text:span><text:tab/>he, him</text:p>
      <text:p text:style-name="Standard"><text:span text:style-name="Emphasis">DS</text:span><text:tab/>oneself, himself, herself, itself, themselves</text:p>
      <text:p text:style-name="Standard"><text:span text:style-name="Emphasis">DL</text:span><text:tab/>one, someone</text:p>
      <text:p text:style-name="Standard"><text:span text:style-name="Emphasis">DT</text:span><text:tab/>other</text:p>
      <text:p text:style-name="Standard"><text:span text:style-name="Emphasis">RD</text:span><text:tab/>my, mine</text:p>
      <text:p text:style-name="Standard"><text:span text:style-name="Emphasis">RM</text:span><text:tab/>your, yours</text:p>
      <text:p text:style-name="Standard"><text:span text:style-name="Emphasis">RF</text:span><text:tab/>his</text:p>
      <text:p text:style-name="Standard"><text:span text:style-name="Emphasis">RS</text:span><text:tab/>our, ours</text:p>
      <text:p text:style-name="Standard"><text:span text:style-name="Emphasis">RL</text:span><text:tab/>your, yours</text:p>
      <text:p text:style-name="Standard"><text:span text:style-name="Emphasis">RT</text:span><text:tab/>their, theirs</text:p>
      <text:p text:style-name="Standard"><text:span text:style-name="Emphasis">MD</text:span><text:tab/>for, so (so that)</text:p>
      <text:p text:style-name="Standard"><text:span text:style-name="Emphasis">MR</text:span><text:tab/>that, which, who</text:p>
      <text:p text:style-name="Standard"><text:span text:style-name="Emphasis">MF</text:span><text:tab/>whose</text:p>
      <text:p text:style-name="Standard"><text:span text:style-name="Emphasis">MS</text:span><text:tab/>good</text:p>
      <text:p text:style-name="Standard"><text:span text:style-name="Emphasis">ML</text:span><text:tab/>look!, here (is here!), there (is there!)</text:p>
      <text:p text:style-name="Standard"><text:span text:style-name="Emphasis">MT</text:span><text:tab/>good evening, good night</text:p>
      <text:p text:style-name="Standard"><text:span text:style-name="Emphasis">FD</text:span><text:tab/>what</text:p>
      <text:p text:style-name="Standard"><text:span text:style-name="Emphasis">FR</text:span><text:tab/>with, together</text:p>
      <text:p text:style-name="Standard"><text:span text:style-name="Emphasis">FM</text:span><text:tab/>this, that</text:p>
      <text:p text:style-name="Standard"><text:span text:style-name="Emphasis">FS</text:span><text:tab/>why</text:p>
      <text:p text:style-name="Standard"><text:span text:style-name="Emphasis">FL</text:span><text:tab/>good, delicious</text:p>
      <text:p text:style-name="Standard"><text:span text:style-name="Emphasis">FT</text:span><text:tab/>much, very</text:p>
      <text:p text:style-name="Standard"><text:soft-page-break/><text:span text:style-name="Emphasis">SD</text:span><text:tab/>but</text:p>
      <text:p text:style-name="Standard"><text:span text:style-name="Emphasis">SR</text:span><text:tab/>in</text:p>
      <text:p text:style-name="Standard"><text:span text:style-name="Emphasis">SM</text:span><text:tab/>evil, bad</text:p>
      <text:p text:style-name="Standard"><text:span text:style-name="Emphasis">SF</text:span><text:tab/>because</text:p>
      <text:p text:style-name="Standard"><text:span text:style-name="Emphasis">SL</text:span><text:tab/>always, without end</text:p>
      <text:p text:style-name="Standard"><text:span text:style-name="Emphasis">ST</text:span><text:tab/>thank, thanks!</text:p>
      <text:p text:style-name="Standard"><text:span text:style-name="Emphasis">LD</text:span><text:tab/>no-one, nothing</text:p>
      <text:p text:style-name="Standard"><text:span text:style-name="Emphasis">LR</text:span><text:tab/>by (agent, means)</text:p>
      <text:p text:style-name="Standard"><text:span text:style-name="Emphasis">LM</text:span><text:tab/>here, there</text:p>
      <text:p text:style-name="Standard"><text:span text:style-name="Emphasis">LF</text:span><text:tab/>bad</text:p>
      <text:p text:style-name="Standard"><text:span text:style-name="Emphasis">LS</text:span><text:tab/>never, ever</text:p>
      <text:p text:style-name="Standard"><text:span text:style-name="Emphasis">LT</text:span><text:tab/>of (of the)</text:p>
      <text:p text:style-name="Standard"><text:span text:style-name="Emphasis">TD</text:span><text:tab/>same (the same thing)</text:p>
      <text:p text:style-name="Standard"><text:span text:style-name="Emphasis">TR</text:span><text:tab/>each (each one), every (every one)</text:p>
      <text:p text:style-name="Standard"><text:span text:style-name="Emphasis">TM</text:span><text:tab/>good day</text:p>
      <text:p text:style-name="Standard"><text:span text:style-name="Emphasis">TF</text:span><text:tab/>little, barely</text:p>
      <text:p text:style-name="Standard"><text:span text:style-name="Emphasis">TS</text:span><text:tab/>mister, sir</text:p>
      <text:p text:style-name="Standard"><text:span text:style-name="Emphasis">TL</text:span><text:tab/>boy, youth, bachelor</text:p>
      <text:h text:style-name="Heading_20_1" text:outline-level="1">Three Note Words</text:h>
      <text:p text:style-name="Standard"><text:span text:style-name="Emphasis">DDR</text:span><text:tab/>earth</text:p>
      <text:p text:style-name="Standard"><text:span text:style-name="Emphasis">DDM</text:span><text:tab/>season</text:p>
      <text:p text:style-name="Standard"><text:span text:style-name="Emphasis">DDF</text:span><text:tab/>winter</text:p>
      <text:p text:style-name="Standard"><text:span text:style-name="Emphasis">DDS</text:span><text:tab/>spring</text:p>
      <text:p text:style-name="Standard"><text:span text:style-name="Emphasis">DDL</text:span><text:tab/>summer</text:p>
      <text:p text:style-name="Standard"><text:span text:style-name="Emphasis">DDT</text:span><text:tab/>autumn</text:p>
      <text:p text:style-name="Standard"><text:span text:style-name="Emphasis">DRD</text:span><text:tab/>time, weather?</text:p>
      <text:p text:style-name="Standard"><text:span text:style-name="Emphasis">DRR</text:span><text:tab/>January</text:p>
      <text:p text:style-name="Standard"><text:span text:style-name="Emphasis">DRM</text:span><text:tab/>day</text:p>
      <text:p text:style-name="Standard"><text:span text:style-name="Emphasis">DRF</text:span><text:tab/>week</text:p>
      <text:p text:style-name="Standard"><text:span text:style-name="Emphasis">DRS</text:span><text:tab/>month</text:p>
      <text:p text:style-name="Standard"><text:span text:style-name="Emphasis">DRL</text:span><text:tab/>year</text:p>
      <text:p text:style-name="Standard"><text:span text:style-name="Emphasis">DRT</text:span><text:tab/>century</text:p>
      <text:p text:style-name="Standard"><text:soft-page-break/><text:span text:style-name="Emphasis">DMD</text:span><text:tab/>universe</text:p>
      <text:p text:style-name="Standard"><text:span text:style-name="Emphasis">DMM</text:span><text:tab/>February</text:p>
      <text:p text:style-name="Standard"><text:span text:style-name="Emphasis">DMS</text:span><text:tab/>God</text:p>
      <text:p text:style-name="Standard"><text:span text:style-name="Emphasis">DFF</text:span><text:tab/>March</text:p>
      <text:p text:style-name="Standard"><text:span text:style-name="Emphasis">DSD</text:span><text:tab/>hungry (be hungry)</text:p>
      <text:p text:style-name="Standard"><text:span text:style-name="Emphasis">DSR</text:span><text:tab/>eat</text:p>
      <text:p text:style-name="Standard"><text:span text:style-name="Emphasis">DSM</text:span><text:tab/>bread</text:p>
      <text:p text:style-name="Standard"><text:span text:style-name="Emphasis">DSF</text:span><text:tab/>thirsty (be thirsty)</text:p>
      <text:p text:style-name="Standard"><text:span text:style-name="Emphasis">DSS</text:span><text:tab/>April</text:p>
      <text:p text:style-name="Standard"><text:span text:style-name="Emphasis">DSL</text:span><text:tab/>drink</text:p>
      <text:p text:style-name="Standard"><text:span text:style-name="Emphasis">DST</text:span><text:tab/>water</text:p>
      <text:p text:style-name="Standard"><text:span text:style-name="Emphasis">DLL</text:span><text:tab/>May</text:p>
      <text:p text:style-name="Standard"><text:span text:style-name="Emphasis">DTD</text:span><text:tab/>help, assist</text:p>
      <text:p text:style-name="Standard"><text:span text:style-name="Emphasis">DTF</text:span><text:tab/>accomplish</text:p>
      <text:p text:style-name="Standard"><text:span text:style-name="Emphasis">DTT</text:span><text:tab/>June</text:p>
      <text:p text:style-name="Standard"><text:span text:style-name="Emphasis">RDD</text:span><text:tab/>one, unity, first</text:p>
      <text:p text:style-name="Standard"><text:span text:style-name="Emphasis">RDR</text:span><text:tab/>think</text:p>
      <text:p text:style-name="Standard"><text:span text:style-name="Emphasis">RDS</text:span><text:tab/>acquainted with (be acquainted with), know (person)</text:p>
      <text:p text:style-name="Standard"><text:span text:style-name="Emphasis">RRD</text:span><text:tab/>July</text:p>
      <text:p text:style-name="Standard"><text:span text:style-name="Emphasis">RRM</text:span><text:tab/>August</text:p>
      <text:p text:style-name="Standard"><text:span text:style-name="Emphasis">RRF</text:span><text:tab/>September</text:p>
      <text:p text:style-name="Standard"><text:span text:style-name="Emphasis">RRS</text:span><text:tab/>October</text:p>
      <text:p text:style-name="Standard"><text:span text:style-name="Emphasis">RRL</text:span><text:tab/>November</text:p>
      <text:p text:style-name="Standard"><text:span text:style-name="Emphasis">RRT</text:span><text:tab/>December</text:p>
      <text:p text:style-name="Standard"><text:span text:style-name="Emphasis">RMM</text:span><text:tab/>two, second</text:p>
      <text:p text:style-name="Standard"><text:span text:style-name="Emphasis">RML</text:span><text:tab/>give</text:p>
      <text:p text:style-name="Standard"><text:span text:style-name="Emphasis">RFD</text:span><text:tab/>look at</text:p>
      <text:p text:style-name="Standard"><text:span text:style-name="Emphasis">RFR</text:span><text:tab/>pass, cross over</text:p>
      <text:p text:style-name="Standard"><text:span text:style-name="Emphasis">RFF</text:span><text:tab/>three, third</text:p>
      <text:p text:style-name="Standard"><text:span text:style-name="Emphasis">RFL</text:span><text:tab/>ask</text:p>
      <text:p text:style-name="Standard"><text:span text:style-name="Emphasis">RFS</text:span><text:tab/>encounter, meet</text:p>
      <text:p text:style-name="Standard"><text:span text:style-name="Emphasis">RFT</text:span><text:tab/>reply, answer</text:p>
      <text:p text:style-name="Standard"><text:span text:style-name="Emphasis">RSD</text:span><text:tab/>listen</text:p>
      <text:p text:style-name="Standard"><text:span text:style-name="Emphasis">RSM</text:span><text:tab/>leave, come out of, go out of</text:p>
      <text:p text:style-name="Standard"><text:soft-page-break/><text:span text:style-name="Emphasis">RSF</text:span><text:tab/>return, later (see you later)</text:p>
      <text:p text:style-name="Standard"><text:span text:style-name="Emphasis">RSS</text:span><text:tab/>four</text:p>
      <text:p text:style-name="Standard"><text:span text:style-name="Emphasis">RSL</text:span><text:tab/>pay</text:p>
      <text:p text:style-name="Standard"><text:span text:style-name="Emphasis">RLD</text:span><text:tab/>sleepy (be sleepy)</text:p>
      <text:p text:style-name="Standard"><text:span text:style-name="Emphasis">RLL</text:span><text:tab/>five</text:p>
      <text:p text:style-name="Standard"><text:span text:style-name="Emphasis">RTT</text:span><text:tab/>six, sixth</text:p>
      <text:p text:style-name="Standard"><text:span text:style-name="Emphasis">MDD</text:span><text:tab/>thirteen</text:p>
      <text:p text:style-name="Standard"><text:span text:style-name="Emphasis">MDF</text:span><text:tab/>prefer</text:p>
      <text:p text:style-name="Standard"><text:span text:style-name="Emphasis">MDL</text:span><text:tab/>reciprocity</text:p>
      <text:p text:style-name="Standard"><text:span text:style-name="Emphasis">MDS</text:span><text:tab/>admire</text:p>
      <text:p text:style-name="Standard"><text:span text:style-name="Emphasis">MDT</text:span><text:tab/>friend</text:p>
      <text:p text:style-name="Standard"><text:span text:style-name="Emphasis">MRR</text:span><text:tab/>fourteen</text:p>
      <text:p text:style-name="Standard"><text:span text:style-name="Emphasis">MMD</text:span><text:tab/>seven</text:p>
      <text:p text:style-name="Standard"><text:span text:style-name="Emphasis">MMR</text:span><text:tab/>eight</text:p>
      <text:p text:style-name="Standard"><text:span text:style-name="Emphasis">MMF</text:span><text:tab/>nine</text:p>
      <text:p text:style-name="Standard"><text:span text:style-name="Emphasis">MMS</text:span><text:tab/>ten</text:p>
      <text:p text:style-name="Standard"><text:span text:style-name="Emphasis">MML</text:span><text:tab/>eleven</text:p>
      <text:p text:style-name="Standard"><text:span text:style-name="Emphasis">MMT</text:span><text:tab/>twelve</text:p>
      <text:p text:style-name="Standard"><text:span text:style-name="Emphasis">MFD</text:span><text:tab/>pleasure</text:p>
      <text:p text:style-name="Standard"><text:span text:style-name="Emphasis">MFF</text:span><text:tab/>fifteen</text:p>
      <text:p text:style-name="Standard"><text:span text:style-name="Emphasis">MFL</text:span><text:tab/>wish</text:p>
      <text:p text:style-name="Standard"><text:span text:style-name="Emphasis">MSD</text:span><text:tab/>come</text:p>
      <text:p text:style-name="Standard"><text:span text:style-name="Emphasis">MSR</text:span><text:tab/>enter</text:p>
      <text:p text:style-name="Standard"><text:span text:style-name="Emphasis">MSL</text:span><text:tab/>equality</text:p>
      <text:p text:style-name="Standard"><text:span text:style-name="Emphasis">MLR</text:span><text:tab/>confidence, trust</text:p>
      <text:p text:style-name="Standard"><text:span text:style-name="Emphasis">MLT</text:span><text:tab/>like, love</text:p>
      <text:p text:style-name="Standard"><text:span text:style-name="Emphasis">MTF</text:span><text:tab/>husband</text:p>
      <text:p text:style-name="Standard"><text:span text:style-name="Emphasis">MTS</text:span><text:tab/>happy, happiness, good luck</text:p>
      <text:p text:style-name="Standard"><text:span text:style-name="Emphasis">FDD</text:span><text:tab/>eighty</text:p>
      <text:p text:style-name="Standard"><text:span text:style-name="Emphasis">FDM</text:span><text:tab/>letter (probably mail)</text:p>
      <text:p text:style-name="Standard"><text:span text:style-name="Emphasis">FDF</text:span><text:tab/>date (tell the date of)</text:p>
      <text:p text:style-name="Standard"><text:span text:style-name="Emphasis">FDS</text:span><text:tab/>signature</text:p>
      <text:p text:style-name="Standard"><text:span text:style-name="Emphasis">FDT</text:span><text:tab/>finish</text:p>
      <text:p text:style-name="Standard"><text:span text:style-name="Emphasis">FRD</text:span><text:tab/>address, direct to</text:p>
      <text:p text:style-name="Standard"><text:soft-page-break/><text:span text:style-name="Emphasis">FRR</text:span><text:tab/>hundred</text:p>
      <text:p text:style-name="Standard"><text:span text:style-name="Emphasis">FRM</text:span><text:tab/>be</text:p>
      <text:p text:style-name="Standard"><text:span text:style-name="Emphasis">FRF</text:span><text:tab/>go</text:p>
      <text:p text:style-name="Standard"><text:span text:style-name="Emphasis">FRL</text:span><text:tab/>post, mail</text:p>
      <text:p text:style-name="Standard"><text:span text:style-name="Emphasis">FMD</text:span><text:tab/>stamp, pay postage</text:p>
      <text:p text:style-name="Standard"><text:span text:style-name="Emphasis">FMR</text:span><text:tab/>serve</text:p>
      <text:p text:style-name="Standard"><text:span text:style-name="Emphasis">FMM</text:span><text:tab/>thousand</text:p>
      <text:p text:style-name="Standard"><text:span text:style-name="Emphasis">FMF</text:span><text:tab/>stamp (postal stamp)</text:p>
      <text:p text:style-name="Standard"><text:span text:style-name="Emphasis">FML</text:span><text:tab/>letter-carrier</text:p>
      <text:p text:style-name="Standard"><text:span text:style-name="Emphasis">FMS</text:span><text:tab/>possess</text:p>
      <text:p text:style-name="Standard"><text:span text:style-name="Emphasis">FMT</text:span><text:tab/>carry</text:p>
      <text:p text:style-name="Standard"><text:span text:style-name="Emphasis">FFR</text:span><text:tab/>twenty</text:p>
      <text:p text:style-name="Standard"><text:span text:style-name="Emphasis">FFM</text:span><text:tab/>thirty</text:p>
      <text:p text:style-name="Standard"><text:span text:style-name="Emphasis">FFS</text:span><text:tab/>forty</text:p>
      <text:p text:style-name="Standard"><text:span text:style-name="Emphasis">FFL</text:span><text:tab/>fifty</text:p>
      <text:p text:style-name="Standard"><text:span text:style-name="Emphasis">FFT</text:span><text:tab/>sixty</text:p>
      <text:p text:style-name="Standard"><text:span text:style-name="Emphasis">FSR</text:span><text:tab/>leave</text:p>
      <text:p text:style-name="Standard"><text:span text:style-name="Emphasis">FSL</text:span><text:tab/>do, bring about</text:p>
      <text:p text:style-name="Standard"><text:span text:style-name="Emphasis">FST</text:span><text:tab/>prepare</text:p>
      <text:p text:style-name="Standard"><text:span text:style-name="Emphasis">FLD</text:span><text:tab/>necessary (it is necessary)</text:p>
      <text:p text:style-name="Standard"><text:span text:style-name="Emphasis">FLR</text:span><text:tab/>able (be able to)</text:p>
      <text:p text:style-name="Standard"><text:span text:style-name="Emphasis">FLM</text:span><text:tab/>means (means of doing)</text:p>
      <text:p text:style-name="Standard"><text:span text:style-name="Emphasis">FLF</text:span><text:tab/>understand</text:p>
      <text:p text:style-name="Standard"><text:span text:style-name="Emphasis">FTR</text:span><text:tab/>information</text:p>
      <text:p text:style-name="Standard"><text:span text:style-name="Emphasis">FTF</text:span><text:tab/>want, wish</text:p>
      <text:p text:style-name="Standard"><text:span text:style-name="Emphasis">FTS</text:span><text:tab/>cry, weep</text:p>
      <text:p text:style-name="Standard"><text:span text:style-name="Emphasis">FTL</text:span><text:tab/>decide</text:p>
      <text:p text:style-name="Standard"><text:span text:style-name="Emphasis">SDD</text:span><text:tab/>Sunday</text:p>
      <text:p text:style-name="Standard"><text:span text:style-name="Emphasis">SDR</text:span><text:tab/>copy</text:p>
      <text:p text:style-name="Standard"><text:span text:style-name="Emphasis">SDS</text:span><text:tab/>interpret, translate</text:p>
      <text:p text:style-name="Standard"><text:span text:style-name="Emphasis">SRR</text:span><text:tab/>yesterday</text:p>
      <text:p text:style-name="Standard"><text:span text:style-name="Emphasis">SRF</text:span><text:tab/>abridge, abbreviate</text:p>
      <text:p text:style-name="Standard"><text:span text:style-name="Emphasis">SRL</text:span><text:tab/>dictionary</text:p>
      <text:p text:style-name="Standard"><text:span text:style-name="Emphasis">SRS</text:span><text:tab/>language</text:p>
      <text:p text:style-name="Standard"><text:soft-page-break/><text:span text:style-name="Emphasis">SMD</text:span><text:tab/>Devil</text:p>
      <text:p text:style-name="Standard"><text:span text:style-name="Emphasis">SMM</text:span><text:tab/>today</text:p>
      <text:p text:style-name="Standard"><text:span text:style-name="Emphasis">SML</text:span><text:tab/>remember</text:p>
      <text:p text:style-name="Standard"><text:span text:style-name="Emphasis">SFF</text:span><text:tab/>tomorrow</text:p>
      <text:p text:style-name="Standard"><text:span text:style-name="Emphasis">SFL</text:span><text:tab/>leave</text:p>
      <text:p text:style-name="Standard"><text:span text:style-name="Emphasis">SSD</text:span><text:tab/>Monday</text:p>
      <text:p text:style-name="Standard"><text:span text:style-name="Emphasis">SSR</text:span><text:tab/>Tuesday</text:p>
      <text:p text:style-name="Standard"><text:span text:style-name="Emphasis">SSM</text:span><text:tab/>Wednesday</text:p>
      <text:p text:style-name="Standard"><text:span text:style-name="Emphasis">SSF</text:span><text:tab/>Thursday</text:p>
      <text:p text:style-name="Standard"><text:span text:style-name="Emphasis">SSL</text:span><text:tab/>Friday</text:p>
      <text:p text:style-name="Standard"><text:span text:style-name="Emphasis">SST</text:span><text:tab/>Saturday</text:p>
      <text:p text:style-name="Standard"><text:span text:style-name="Emphasis">SLM</text:span><text:tab/>pardon</text:p>
      <text:p text:style-name="Standard"><text:span text:style-name="Emphasis">SLL</text:span><text:tab/>hour</text:p>
      <text:p text:style-name="Standard"><text:span text:style-name="Emphasis">SLS</text:span><text:tab/>permit</text:p>
      <text:p text:style-name="Standard"><text:span text:style-name="Emphasis">SLT</text:span><text:tab/>to go up, climb</text:p>
      <text:p text:style-name="Standard"><text:span text:style-name="Emphasis">STR</text:span><text:tab/>joy, joyous</text:p>
      <text:p text:style-name="Standard"><text:span text:style-name="Emphasis">STM</text:span><text:tab/>misfortune, unfortunate</text:p>
      <text:p text:style-name="Standard"><text:span text:style-name="Emphasis">STF</text:span><text:tab/>laugh</text:p>
      <text:p text:style-name="Standard"><text:span text:style-name="Emphasis">LDM</text:span><text:tab/>school, student</text:p>
      <text:p text:style-name="Standard"><text:span text:style-name="Emphasis">LDF</text:span><text:tab/>read</text:p>
      <text:p text:style-name="Standard"><text:span text:style-name="Emphasis">LDT</text:span><text:tab/>book</text:p>
      <text:p text:style-name="Standard"><text:span text:style-name="Emphasis">LRR</text:span><text:tab/>fog</text:p>
      <text:p text:style-name="Standard"><text:span text:style-name="Emphasis">LRS</text:span><text:tab/>lesson</text:p>
      <text:p text:style-name="Standard"><text:span text:style-name="Emphasis">LMR</text:span><text:tab/>write</text:p>
      <text:p text:style-name="Standard"><text:span text:style-name="Emphasis">LMF</text:span><text:tab/>pen (writing pen)</text:p>
      <text:p text:style-name="Standard"><text:span text:style-name="Emphasis">LML</text:span><text:tab/>ink</text:p>
      <text:p text:style-name="Standard"><text:span text:style-name="Emphasis">LMS</text:span><text:tab/>forget</text:p>
      <text:p text:style-name="Standard"><text:span text:style-name="Emphasis">LMT</text:span><text:tab/>difficulty</text:p>
      <text:p text:style-name="Standard"><text:span text:style-name="Emphasis">LFF</text:span><text:tab/>snow, hail?</text:p>
      <text:p text:style-name="Standard"><text:span text:style-name="Emphasis">LFD</text:span><text:tab/>paper</text:p>
      <text:p text:style-name="Standard"><text:span text:style-name="Emphasis">LSD</text:span><text:tab/>pencil</text:p>
      <text:p text:style-name="Standard"><text:span text:style-name="Emphasis">LSR</text:span><text:tab/>entertain, amuse</text:p>
      <text:p text:style-name="Standard"><text:span text:style-name="Emphasis">LSF</text:span><text:tab/>defeat</text:p>
      <text:p text:style-name="Standard"><text:span text:style-name="Emphasis">LSS</text:span><text:tab/>ice, freeze</text:p>
      <text:p text:style-name="Standard"><text:soft-page-break/><text:span text:style-name="Emphasis">LST</text:span><text:tab/>flour</text:p>
      <text:p text:style-name="Standard"><text:span text:style-name="Emphasis">LLF</text:span><text:tab/>morning</text:p>
      <text:p text:style-name="Standard"><text:span text:style-name="Emphasis">LLS</text:span><text:tab/>evening</text:p>
      <text:p text:style-name="Standard"><text:span text:style-name="Emphasis">LLT</text:span><text:tab/>night</text:p>
      <text:p text:style-name="Standard"><text:span text:style-name="Emphasis">LTD</text:span><text:tab/>something</text:p>
      <text:p text:style-name="Standard"><text:span text:style-name="Emphasis">LTF</text:span><text:tab/>hesitate</text:p>
      <text:p text:style-name="Standard"><text:span text:style-name="Emphasis">LTT</text:span><text:tab/>cold (it is cold)</text:p>
      <text:p text:style-name="Standard"><text:span text:style-name="Emphasis">TDD</text:span><text:tab/>air</text:p>
      <text:p text:style-name="Standard"><text:span text:style-name="Emphasis">TDM</text:span><text:tab/>enemy</text:p>
      <text:p text:style-name="Standard"><text:span text:style-name="Emphasis">TDF</text:span><text:tab/>begin</text:p>
      <text:p text:style-name="Standard"><text:span text:style-name="Emphasis">TDL</text:span><text:tab/>progress</text:p>
      <text:p text:style-name="Standard"><text:span text:style-name="Emphasis">TDS</text:span><text:tab/>study</text:p>
      <text:p text:style-name="Standard"><text:span text:style-name="Emphasis">TDT</text:span><text:tab/>learn</text:p>
      <text:p text:style-name="Standard"><text:span text:style-name="Emphasis">TRF</text:span><text:tab/>exactitude</text:p>
      <text:p text:style-name="Standard"><text:span text:style-name="Emphasis">TRS</text:span><text:tab/>correct</text:p>
      <text:p text:style-name="Standard"><text:span text:style-name="Emphasis">TMR</text:span><text:tab/>explain</text:p>
      <text:p text:style-name="Standard"><text:span text:style-name="Emphasis">TMF</text:span><text:tab/>meaning</text:p>
      <text:p text:style-name="Standard"><text:span text:style-name="Emphasis">TML</text:span><text:tab/>ease</text:p>
      <text:p text:style-name="Standard"><text:span text:style-name="Emphasis">TFF</text:span><text:tab/>sun</text:p>
      <text:p text:style-name="Standard"><text:span text:style-name="Emphasis">TFL</text:span><text:tab/>repeat</text:p>
      <text:p text:style-name="Standard"><text:span text:style-name="Emphasis">TFT</text:span><text:tab/>again</text:p>
      <text:p text:style-name="Standard"><text:span text:style-name="Emphasis">TST</text:span><text:tab/>question</text:p>
      <text:p text:style-name="Standard"><text:span text:style-name="Emphasis">TLD</text:span><text:tab/>compare</text:p>
      <text:p text:style-name="Standard"><text:span text:style-name="Emphasis">TLM</text:span><text:tab/>detest</text:p>
      <text:p text:style-name="Standard"><text:span text:style-name="Emphasis">TLS</text:span><text:tab/>to go down, descend</text:p>
      <text:p text:style-name="Standard"><text:span text:style-name="Emphasis">TTD</text:span><text:tab/>rain</text:p>
      <text:p text:style-name="Standard"><text:span text:style-name="Emphasis">TTR</text:span><text:tab/>wind, blow</text:p>
      <text:p text:style-name="Standard"><text:span text:style-name="Emphasis">TTS</text:span><text:tab/>thunder, thunderstorm</text:p>
      <text:p text:style-name="Standard"><text:span text:style-name="Emphasis">TTL</text:span><text:tab/>heat, hot (it is hot)</text:p>
      <text:h text:style-name="Heading_20_1" text:outline-level="1"><text:soft-page-break/>Four Note Words</text:h>
      <text:h text:style-name="Heading_20_2" text:outline-level="2">Key of Do: Physical and Moral Aspects of Man</text:h>
      <text:p text:style-name="Standard"><text:span text:style-name="Emphasis">DDSD</text:span><text:tab/>bible</text:p>
      <text:p text:style-name="Standard"><text:span text:style-name="Emphasis">DRDM</text:span><text:tab/>body</text:p>
      <text:p text:style-name="Standard"><text:span text:style-name="Emphasis">DRDF</text:span><text:tab/>head</text:p>
      <text:p text:style-name="Standard"><text:span text:style-name="Emphasis">DRDS</text:span><text:tab/>hair</text:p>
      <text:p text:style-name="Standard"><text:span text:style-name="Emphasis">DRMR</text:span><text:tab/>eye</text:p>
      <text:p text:style-name="Standard"><text:span text:style-name="Emphasis">DRFL</text:span><text:tab/>arm</text:p>
      <text:p text:style-name="Standard"><text:span text:style-name="Emphasis">DMRD</text:span><text:tab/>senses (the five senses)</text:p>
      <text:p text:style-name="Standard"><text:span text:style-name="Emphasis">DMRM</text:span><text:tab/>see</text:p>
      <text:p text:style-name="Standard"><text:span text:style-name="Emphasis">DMRF</text:span><text:tab/>touch, feel</text:p>
      <text:p text:style-name="Standard"><text:span text:style-name="Emphasis">DMRS</text:span><text:tab/>taste</text:p>
      <text:p text:style-name="Standard"><text:span text:style-name="Emphasis">DMRL</text:span><text:tab/>sense</text:p>
      <text:p text:style-name="Standard"><text:span text:style-name="Emphasis">DMRT</text:span><text:tab/>hear</text:p>
      <text:p text:style-name="Standard"><text:span text:style-name="Emphasis">DMFD</text:span><text:tab/>man</text:p>
      <text:p text:style-name="Standard"><text:span text:style-name="Emphasis">DMFR</text:span><text:tab/>live</text:p>
      <text:p text:style-name="Standard"><text:span text:style-name="Emphasis">DMFS</text:span><text:tab/>child</text:p>
      <text:p text:style-name="Standard"><text:span text:style-name="Emphasis">DMSF</text:span><text:tab/>intelligence</text:p>
      <text:p text:style-name="Standard"><text:span text:style-name="Emphasis">DMLD</text:span><text:tab/>say, speak</text:p>
      <text:p text:style-name="Standard"><text:span text:style-name="Emphasis">DMLR</text:span><text:tab/>pronounce</text:p>
      <text:p text:style-name="Standard"><text:span text:style-name="Emphasis">DMTM</text:span><text:tab/>liberty</text:p>
      <text:p text:style-name="Standard"><text:span text:style-name="Emphasis">DMTT</text:span><text:tab/>superstition</text:p>
      <text:p text:style-name="Standard"><text:span text:style-name="Emphasis">DFDR</text:span><text:tab/>wait for, wait on</text:p>
      <text:p text:style-name="Standard"><text:span text:style-name="Emphasis">DFMR</text:span><text:tab/>quality</text:p>
      <text:p text:style-name="Standard"><text:span text:style-name="Emphasis">DFMM</text:span><text:tab/>behind</text:p>
      <text:p text:style-name="Standard"><text:span text:style-name="Emphasis">DFFD</text:span><text:tab/>Easter</text:p>
      <text:p text:style-name="Standard"><text:span text:style-name="Emphasis">DFSM</text:span><text:tab/>beautiful</text:p>
      <text:p text:style-name="Standard"><text:span text:style-name="Emphasis">DFST</text:span><text:tab/>truth</text:p>
      <text:p text:style-name="Standard"><text:span text:style-name="Emphasis">DFLD</text:span><text:tab/>candor, sincerity</text:p>
      <text:p text:style-name="Standard"><text:span text:style-name="Emphasis">DFLR</text:span><text:tab/>goodness, gentleness</text:p>
      <text:p text:style-name="Standard"><text:span text:style-name="Emphasis">DFLM</text:span><text:tab/>sensibility</text:p>
      <text:p text:style-name="Standard"><text:span text:style-name="Emphasis">DFLF</text:span><text:tab/>warmth (warm attitude)</text:p>
      <text:p text:style-name="Standard"><text:soft-page-break/><text:span text:style-name="Emphasis">DFLS</text:span><text:tab/>generosity</text:p>
      <text:p text:style-name="Standard"><text:span text:style-name="Emphasis">DFLT</text:span><text:tab/>humanity, humaneness</text:p>
      <text:p text:style-name="Standard"><text:span text:style-name="Emphasis">DFTF</text:span><text:tab/>conscience</text:p>
      <text:p text:style-name="Standard"><text:span text:style-name="Emphasis">DFTS</text:span><text:tab/>honesty</text:p>
      <text:p text:style-name="Standard"><text:span text:style-name="Emphasis">DSDR</text:span><text:tab/>call</text:p>
      <text:p text:style-name="Standard"><text:span text:style-name="Emphasis">DSDS</text:span><text:tab/>open</text:p>
      <text:p text:style-name="Standard"><text:span text:style-name="Emphasis">DSMF</text:span><text:tab/>light, kindle</text:p>
      <text:p text:style-name="Standard"><text:span text:style-name="Emphasis">DSFM</text:span><text:tab/>rise, get up</text:p>
      <text:p text:style-name="Standard"><text:span text:style-name="Emphasis">DSTF</text:span><text:tab/>guide</text:p>
      <text:p text:style-name="Standard"><text:span text:style-name="Emphasis">DLDM</text:span><text:tab/>accept, consent (consent to)</text:p>
      <text:p text:style-name="Standard"><text:span text:style-name="Emphasis">DLDF</text:span><text:tab/>put, place</text:p>
      <text:p text:style-name="Standard"><text:span text:style-name="Emphasis">DLRS</text:span><text:tab/>glass (drinking glass)</text:p>
      <text:p text:style-name="Standard"><text:span text:style-name="Emphasis">DLRT</text:span><text:tab/>wine</text:p>
      <text:p text:style-name="Standard"><text:span text:style-name="Emphasis">DLFR</text:span><text:tab/>food</text:p>
      <text:p text:style-name="Standard"><text:span text:style-name="Emphasis">DLFS</text:span><text:tab/>soup, broth</text:p>
      <text:p text:style-name="Standard"><text:span text:style-name="Emphasis">DLSD</text:span><text:tab/>meat</text:p>
      <text:p text:style-name="Standard"><text:span text:style-name="Emphasis">DTDR</text:span><text:tab/>enough</text:p>
      <text:p text:style-name="Standard"><text:span text:style-name="Emphasis">DTDM</text:span><text:tab/>vegetable</text:p>
      <text:p text:style-name="Standard"><text:span text:style-name="Emphasis">DTDF</text:span><text:tab/>salad</text:p>
      <text:p text:style-name="Standard"><text:span text:style-name="Emphasis">DTDT</text:span><text:tab/>egg</text:p>
      <text:p text:style-name="Standard"><text:span text:style-name="Emphasis">DTRD</text:span><text:tab/>milk</text:p>
      <text:p text:style-name="Standard"><text:span text:style-name="Emphasis">DTRM</text:span><text:tab/>butter</text:p>
      <text:p text:style-name="Standard"><text:span text:style-name="Emphasis">DTRF</text:span><text:tab/>cheese</text:p>
      <text:p text:style-name="Standard"><text:span text:style-name="Emphasis">DTRL</text:span><text:tab/>fruit</text:p>
      <text:p text:style-name="Standard"><text:span text:style-name="Emphasis">DTRT</text:span><text:tab/>bakery</text:p>
      <text:p text:style-name="Standard"><text:span text:style-name="Emphasis">DTFD</text:span><text:tab/>thoughtless, unwise act</text:p>
      <text:p text:style-name="Standard"><text:span text:style-name="Emphasis">DTFR</text:span><text:tab/>beer</text:p>
      <text:p text:style-name="Standard"><text:span text:style-name="Emphasis">DTFS</text:span><text:tab/>coffee</text:p>
      <text:p text:style-name="Standard"><text:span text:style-name="Emphasis">DTFT</text:span><text:tab/>sugar</text:p>
      <text:p text:style-name="Standard"><text:span text:style-name="Emphasis">DTST</text:span><text:tab/>chocolate</text:p>
      <text:p text:style-name="Standard"><text:span text:style-name="Emphasis">DTSF</text:span><text:tab/>cooking, cuisine</text:p>
      <text:h text:style-name="Heading_20_2" text:outline-level="2">Key of Re: Family, Household and Dress</text:h>
      <text:p text:style-name="Standard"><text:span text:style-name="Emphasis">RDRF</text:span><text:tab/>shirt</text:p>
      <text:p text:style-name="Standard"><text:soft-page-break/><text:span text:style-name="Emphasis">RDRL</text:span><text:tab/>shoe, boot</text:p>
      <text:p text:style-name="Standard"><text:span text:style-name="Emphasis">RDMD</text:span><text:tab/>wash oneself</text:p>
      <text:p text:style-name="Standard"><text:span text:style-name="Emphasis">RDFF</text:span><text:tab/>health (be healthy)</text:p>
      <text:p text:style-name="Standard"><text:span text:style-name="Emphasis">RDFT</text:span><text:tab/>clothing</text:p>
      <text:p text:style-name="Standard"><text:span text:style-name="Emphasis">RDST</text:span><text:tab/>umbrella</text:p>
      <text:p text:style-name="Standard"><text:span text:style-name="Emphasis">RRDR</text:span><text:tab/>build, construct, construction</text:p>
      <text:p text:style-name="Standard"><text:span text:style-name="Emphasis">RRDL</text:span><text:tab/>masonry</text:p>
      <text:p text:style-name="Standard"><text:span text:style-name="Emphasis">RMRM</text:span><text:tab/>walk around</text:p>
      <text:p text:style-name="Standard"><text:span text:style-name="Emphasis">RMRD</text:span><text:tab/>go, walk</text:p>
      <text:p text:style-name="Standard"><text:span text:style-name="Emphasis">RMRF</text:span><text:tab/>car</text:p>
      <text:p text:style-name="Standard"><text:span text:style-name="Emphasis">RMRS</text:span><text:tab/>visit</text:p>
      <text:p text:style-name="Standard"><text:span text:style-name="Emphasis">RMFL</text:span><text:tab/>house</text:p>
      <text:p text:style-name="Standard"><text:span text:style-name="Emphasis">RMFT</text:span><text:tab/>lodge, lodgings, reside, residence, rent</text:p>
      <text:p text:style-name="Standard"><text:span text:style-name="Emphasis">RMSD</text:span><text:tab/>sleep</text:p>
      <text:p text:style-name="Standard"><text:span text:style-name="Emphasis">RMTS</text:span><text:tab/>stairs</text:p>
      <text:p text:style-name="Standard"><text:span text:style-name="Emphasis">RFDM</text:span><text:tab/>furniture</text:p>
      <text:p text:style-name="Standard"><text:span text:style-name="Emphasis">RFRF</text:span><text:tab/>sit down</text:p>
      <text:p text:style-name="Standard"><text:span text:style-name="Emphasis">RFMD</text:span><text:tab/>dead, die</text:p>
      <text:p text:style-name="Standard"><text:span text:style-name="Emphasis">RFFM</text:span><text:tab/>locksmith</text:p>
      <text:p text:style-name="Standard"><text:span text:style-name="Emphasis">RFSD</text:span><text:tab/>fire</text:p>
      <text:p text:style-name="Standard"><text:span text:style-name="Emphasis">RFSF</text:span><text:tab/>equal, peer</text:p>
      <text:p text:style-name="Standard"><text:span text:style-name="Emphasis">RSDF</text:span><text:tab/>hide</text:p>
      <text:p text:style-name="Standard"><text:span text:style-name="Emphasis">RFLD</text:span><text:tab/>linen</text:p>
      <text:p text:style-name="Standard"><text:span text:style-name="Emphasis">RFLR</text:span><text:tab/>tear, rip (rip up)</text:p>
      <text:p text:style-name="Standard"><text:span text:style-name="Emphasis">RFLM</text:span><text:tab/>mend, darn</text:p>
      <text:p text:style-name="Standard"><text:span text:style-name="Emphasis">RFLF</text:span><text:tab/>sew</text:p>
      <text:p text:style-name="Standard"><text:span text:style-name="Emphasis">RFTS</text:span><text:tab/>cut, knife</text:p>
      <text:p text:style-name="Standard"><text:span text:style-name="Emphasis">RSRR</text:span><text:tab/>pliers, pincers</text:p>
      <text:p text:style-name="Standard"><text:span text:style-name="Emphasis">RSTR</text:span><text:tab/>work</text:p>
      <text:p text:style-name="Standard"><text:span text:style-name="Emphasis">RSML</text:span><text:tab/>continue</text:p>
      <text:p text:style-name="Standard"><text:span text:style-name="Emphasis">RSFF</text:span><text:tab/>hammer</text:p>
      <text:p text:style-name="Standard"><text:span text:style-name="Emphasis">RSLD</text:span><text:tab/>tired (grow tired)</text:p>
      <text:p text:style-name="Standard"><text:span text:style-name="Emphasis">RSLM</text:span><text:tab/>lie down, go to bed</text:p>
      <text:p text:style-name="Standard"><text:span text:style-name="Emphasis">RSLS</text:span><text:tab/>rest, lie down</text:p>
      <text:p text:style-name="Standard"><text:soft-page-break/><text:span text:style-name="Emphasis">RSTD</text:span><text:tab/>useful</text:p>
      <text:p text:style-name="Standard"><text:span text:style-name="Emphasis">RLDR</text:span><text:tab/>bleach, wash, washing</text:p>
      <text:p text:style-name="Standard"><text:span text:style-name="Emphasis">RLML</text:span><text:tab/>inexpensive, cheap</text:p>
      <text:p text:style-name="Standard"><text:span text:style-name="Emphasis">RLFF</text:span><text:tab/>right (on the right)</text:p>
      <text:p text:style-name="Standard"><text:span text:style-name="Emphasis">RLFT</text:span><text:tab/>hold, seize</text:p>
      <text:p text:style-name="Standard"><text:span text:style-name="Emphasis">RLSM</text:span><text:tab/>find</text:p>
      <text:p text:style-name="Standard"><text:span text:style-name="Emphasis">RLLD</text:span><text:tab/>cabinet-work</text:p>
      <text:p text:style-name="Standard"><text:span text:style-name="Emphasis">RTDD</text:span><text:tab/>equipment, tools</text:p>
      <text:p text:style-name="Standard"><text:span text:style-name="Emphasis">RTDS</text:span><text:tab/>family</text:p>
      <text:p text:style-name="Standard"><text:span text:style-name="Emphasis">RTDT</text:span><text:tab/>father</text:p>
      <text:p text:style-name="Standard"><text:span text:style-name="Emphasis">RTRS</text:span><text:tab/>son</text:p>
      <text:p text:style-name="Standard"><text:span text:style-name="Emphasis">RTMR</text:span><text:tab/>brother</text:p>
      <text:p text:style-name="Standard"><text:span text:style-name="Emphasis">RTSR</text:span><text:tab/>name</text:p>
      <text:p text:style-name="Standard"><text:span text:style-name="Emphasis">RTLM</text:span><text:tab/>loan, lend</text:p>
      <text:p text:style-name="Standard"><text:span text:style-name="Emphasis">RTTD</text:span><text:tab/>machine</text:p>
      <text:h text:style-name="Heading_20_2" text:outline-level="2">Key of Mi:</text:h>
      <text:p text:style-name="Standard"><text:span text:style-name="Emphasis">MDDR</text:span><text:tab/>how much, how many</text:p>
      <text:p text:style-name="Standard"><text:span text:style-name="Emphasis">MDRR</text:span><text:tab/>almost, around</text:p>
      <text:p text:style-name="Standard"><text:span text:style-name="Emphasis">MDRF</text:span><text:tab/>before</text:p>
      <text:p text:style-name="Standard"><text:span text:style-name="Emphasis">MDFL</text:span><text:tab/>abandon, forsake</text:p>
      <text:p text:style-name="Standard"><text:span text:style-name="Emphasis">MDFS</text:span><text:tab/>orphan</text:p>
      <text:p text:style-name="Standard"><text:span text:style-name="Emphasis">MDSD</text:span><text:tab/>fear, be afraid of</text:p>
      <text:p text:style-name="Standard"><text:span text:style-name="Emphasis">MDLD</text:span><text:tab/>refuse, reject</text:p>
      <text:p text:style-name="Standard"><text:span text:style-name="Emphasis">MRDL</text:span><text:tab/>undertake (undertake a project)</text:p>
      <text:p text:style-name="Standard"><text:span text:style-name="Emphasis">MRRS</text:span><text:tab/>gradually, imperceptibly</text:p>
      <text:p text:style-name="Standard"><text:span text:style-name="Emphasis">MMDM</text:span><text:tab/>however, nevertheless</text:p>
      <text:p text:style-name="Standard"><text:span text:style-name="Emphasis">MMFD</text:span><text:tab/>before, in front of</text:p>
      <text:p text:style-name="Standard"><text:span text:style-name="Emphasis">MMFR</text:span><text:tab/>opposite, facing</text:p>
      <text:p text:style-name="Standard"><text:span text:style-name="Emphasis">MMFS</text:span><text:tab/>everywhere</text:p>
      <text:p text:style-name="Standard"><text:span text:style-name="Emphasis">MMSR</text:span><text:tab/>at (someone’s house), with</text:p>
      <text:p text:style-name="Standard"><text:span text:style-name="Emphasis">MFRD</text:span><text:tab/>selfishness</text:p>
      <text:p text:style-name="Standard"><text:span text:style-name="Emphasis">MFMF</text:span><text:tab/>laziness</text:p>
      <text:p text:style-name="Standard"><text:span text:style-name="Emphasis">MSDL</text:span><text:tab/>change</text:p>
      <text:p text:style-name="Standard"><text:soft-page-break/><text:span text:style-name="Emphasis">MSRD</text:span><text:tab/>remain</text:p>
      <text:p text:style-name="Standard"><text:span text:style-name="Emphasis">MSRS</text:span><text:tab/>receive</text:p>
      <text:p text:style-name="Standard"><text:span text:style-name="Emphasis">MSRL</text:span><text:tab/>meet, get together</text:p>
      <text:p text:style-name="Standard"><text:span text:style-name="Emphasis">MLRL</text:span><text:tab/>slander</text:p>
      <text:p text:style-name="Standard"><text:span text:style-name="Emphasis">MLTR</text:span><text:tab/>play</text:p>
      <text:p text:style-name="Standard"><text:span text:style-name="Emphasis">MTMF</text:span><text:tab/>responsibility</text:p>
      <text:p text:style-name="Standard"><text:span text:style-name="Emphasis">MTFD</text:span><text:tab/>indiscretion</text:p>
      <text:p text:style-name="Standard"><text:span text:style-name="Emphasis">MTSD</text:span><text:tab/>experience</text:p>
      <text:p text:style-name="Standard"><text:span text:style-name="Emphasis">MTLL</text:span><text:tab/>last</text:p>
      <text:p text:style-name="Standard"><text:span text:style-name="Emphasis">MTTR</text:span><text:tab/>without</text:p>
      <text:h text:style-name="Heading_20_2" text:outline-level="2">Key of Fa:</text:h>
      <text:p text:style-name="Standard"><text:span text:style-name="Emphasis">FDRM</text:span><text:tab/>country, rural</text:p>
      <text:p text:style-name="Standard"><text:span text:style-name="Emphasis">FDTD</text:span><text:tab/>gardening</text:p>
      <text:p text:style-name="Standard"><text:span text:style-name="Emphasis">FDTT</text:span><text:tab/>comfort, relieve</text:p>
      <text:p text:style-name="Standard"><text:span text:style-name="Emphasis">FRDR</text:span><text:tab/>agriculture</text:p>
      <text:p text:style-name="Standard"><text:span text:style-name="Emphasis">FRDM</text:span><text:tab/>after</text:p>
      <text:p text:style-name="Standard"><text:span text:style-name="Emphasis">FRDF</text:span><text:tab/>plow, furrow</text:p>
      <text:p text:style-name="Standard"><text:span text:style-name="Emphasis">FRMF</text:span><text:tab/>harvest, gather</text:p>
      <text:p text:style-name="Standard"><text:span text:style-name="Emphasis">FRSD</text:span><text:tab/>horse</text:p>
      <text:p text:style-name="Standard"><text:span text:style-name="Emphasis">FRTR</text:span><text:tab/>dog</text:p>
      <text:p text:style-name="Standard"><text:span text:style-name="Emphasis">FRTM</text:span><text:tab/>cat</text:p>
      <text:p text:style-name="Standard"><text:span text:style-name="Emphasis">FMRR</text:span><text:tab/>camphor</text:p>
      <text:p text:style-name="Standard"><text:span text:style-name="Emphasis">FMMD</text:span><text:tab/>convalescence</text:p>
      <text:p text:style-name="Standard"><text:span text:style-name="Emphasis">FMFR</text:span><text:tab/>army, troop</text:p>
      <text:p text:style-name="Standard"><text:span text:style-name="Emphasis">FMFL</text:span><text:tab/>regiment</text:p>
      <text:p text:style-name="Standard"><text:span text:style-name="Emphasis">FFDR</text:span><text:tab/>sick, sickness, be sick</text:p>
      <text:p text:style-name="Standard"><text:span text:style-name="Emphasis">FFDM</text:span><text:tab/>consultation</text:p>
      <text:p text:style-name="Standard"><text:span text:style-name="Emphasis">FFDF</text:span><text:tab/>doctor</text:p>
      <text:p text:style-name="Standard"><text:span text:style-name="Emphasis">FFDL</text:span><text:tab/>dentist</text:p>
      <text:p text:style-name="Standard"><text:span text:style-name="Emphasis">FFDS</text:span><text:tab/>surgeon</text:p>
      <text:p text:style-name="Standard"><text:span text:style-name="Emphasis">FFDT</text:span><text:tab/>occultist</text:p>
      <text:p text:style-name="Standard"><text:span text:style-name="Emphasis">FFRS</text:span><text:tab/>chemist, druggist, pharmacist</text:p>
      <text:p text:style-name="Standard"><text:span text:style-name="Emphasis">FFLR</text:span><text:tab/>left (on the left)</text:p>
      <text:p text:style-name="Standard"><text:soft-page-break/><text:span text:style-name="Emphasis">FSRL</text:span><text:tab/>pull</text:p>
      <text:p text:style-name="Standard"><text:span text:style-name="Emphasis">FSMR</text:span><text:tab/>strategy, tactic</text:p>
      <text:p text:style-name="Standard"><text:span text:style-name="Emphasis">FSLM</text:span><text:tab/>sailor</text:p>
      <text:p text:style-name="Standard"><text:span text:style-name="Emphasis">FSLT</text:span><text:tab/>boat, ship</text:p>
      <text:p text:style-name="Standard"><text:span text:style-name="Emphasis">FLDR</text:span><text:tab/>sail, travel by boat</text:p>
      <text:p text:style-name="Standard"><text:span text:style-name="Emphasis">FLRL</text:span>?<text:tab/>heal</text:p>
      <text:p text:style-name="Standard"><text:span text:style-name="Emphasis">FLFR</text:span><text:tab/>flood</text:p>
      <text:p text:style-name="Standard"><text:span text:style-name="Emphasis">FLST</text:span><text:tab/>unite, unity</text:p>
      <text:p text:style-name="Standard"><text:span text:style-name="Emphasis">FTDR</text:span><text:tab/>travel</text:p>
      <text:p text:style-name="Standard"><text:span text:style-name="Emphasis">FTRD</text:span><text:tab/>railroad, railway</text:p>
      <text:p text:style-name="Standard"><text:span text:style-name="Emphasis">FTRF</text:span><text:tab/>transport</text:p>
      <text:p text:style-name="Standard"><text:span text:style-name="Emphasis">FTMR</text:span><text:tab/>speed</text:p>
      <text:p text:style-name="Standard"><text:span text:style-name="Emphasis">FTMT</text:span><text:tab/>advance</text:p>
      <text:p text:style-name="Standard"><text:span text:style-name="Emphasis">FTFS</text:span><text:tab/>accident</text:p>
      <text:p text:style-name="Standard"><text:span text:style-name="Emphasis">FTSF</text:span><text:tab/>way, path</text:p>
      <text:p text:style-name="Standard"><text:span text:style-name="Emphasis">FTSR</text:span><text:tab/>throughout, through (go through)</text:p>
      <text:p text:style-name="Standard"><text:span text:style-name="Emphasis">FTLL</text:span><text:tab/>anatomy</text:p>
      <text:p text:style-name="Standard"><text:span text:style-name="Emphasis">FTLT</text:span><text:tab/>station</text:p>
      <text:h text:style-name="Heading_20_2" text:outline-level="2">Key of So:</text:h>
      <text:p text:style-name="Standard"><text:span text:style-name="Emphasis">SDDF</text:span><text:tab/>chillblain</text:p>
      <text:p text:style-name="Standard"><text:span text:style-name="Emphasis">SDRM</text:span><text:tab/>theatre</text:p>
      <text:p text:style-name="Standard"><text:span text:style-name="Emphasis">SDRL</text:span><text:tab/>black</text:p>
      <text:p text:style-name="Standard"><text:span text:style-name="Emphasis">SDSD</text:span><text:tab/>close</text:p>
      <text:p text:style-name="Standard"><text:span text:style-name="Emphasis">SDST</text:span><text:tab/>succeed</text:p>
      <text:p text:style-name="Standard"><text:span text:style-name="Emphasis">SDTD</text:span><text:tab/>orchestra</text:p>
      <text:p text:style-name="Standard"><text:span text:style-name="Emphasis">SDTR</text:span><text:tab/>instrument</text:p>
      <text:p text:style-name="Standard"><text:span text:style-name="Emphasis">SRMF</text:span><text:tab/>sing</text:p>
      <text:p text:style-name="Standard"><text:span text:style-name="Emphasis">SMFS</text:span><text:tab/>tone</text:p>
      <text:p text:style-name="Standard"><text:span text:style-name="Emphasis">SMSR</text:span><text:tab/>music</text:p>
      <text:p text:style-name="Standard"><text:span text:style-name="Emphasis">SMST</text:span><text:tab/>harmony</text:p>
      <text:p text:style-name="Standard"><text:span text:style-name="Emphasis">SFDD</text:span><text:tab/>suffocation</text:p>
      <text:p text:style-name="Standard"><text:span text:style-name="Emphasis">SFMD</text:span><text:tab/>age</text:p>
      <text:p text:style-name="Standard"><text:span text:style-name="Emphasis">SFLL</text:span><text:tab/>danger</text:p>
      <text:p text:style-name="Standard"><text:soft-page-break/><text:span text:style-name="Emphasis">SSRD</text:span><text:tab/>migraine</text:p>
      <text:p text:style-name="Standard"><text:span text:style-name="Emphasis">SLDL</text:span><text:tab/>painting (art of painting)</text:p>
      <text:p text:style-name="Standard"><text:span text:style-name="Emphasis">SLMF</text:span><text:tab/>sculpture</text:p>
      <text:p text:style-name="Standard"><text:span text:style-name="Emphasis">SLLR</text:span><text:tab/>purgation</text:p>
      <text:p text:style-name="Standard"><text:span text:style-name="Emphasis">SLTR</text:span><text:tab/>know (know a fact)</text:p>
      <text:p text:style-name="Standard"><text:span text:style-name="Emphasis">STDD</text:span><text:tab/>bier</text:p>
      <text:p text:style-name="Standard"><text:span text:style-name="Emphasis">STDR</text:span><text:tab/>literature</text:p>
      <text:p text:style-name="Standard"><text:span text:style-name="Emphasis">STFT</text:span><text:tab/>new</text:p>
      <text:p text:style-name="Standard"><text:span text:style-name="Emphasis">STLD</text:span><text:tab/>telegraph</text:p>
      <text:h text:style-name="Heading_20_2" text:outline-level="2">Key of La: Industry and Commerce</text:h>
      <text:p text:style-name="Standard"><text:span text:style-name="Emphasis">LDRD</text:span><text:tab/>industry</text:p>
      <text:p text:style-name="Standard"><text:span text:style-name="Emphasis">LDRM</text:span><text:tab/>manufacture</text:p>
      <text:p text:style-name="Standard"><text:span text:style-name="Emphasis">LDRF</text:span><text:tab/>matter, substance</text:p>
      <text:p text:style-name="Standard"><text:span text:style-name="Emphasis">LDRS</text:span><text:tab/>produce</text:p>
      <text:p text:style-name="Standard"><text:span text:style-name="Emphasis">LDRL</text:span><text:tab/>sell, retail</text:p>
      <text:p text:style-name="Standard"><text:span text:style-name="Emphasis">LDRT</text:span><text:tab/>bulk (in bulk)</text:p>
      <text:p text:style-name="Standard"><text:span text:style-name="Emphasis">LDMD</text:span><text:tab/>establish</text:p>
      <text:p text:style-name="Standard"><text:span text:style-name="Emphasis">LDMR</text:span><text:tab/>store, shop</text:p>
      <text:p text:style-name="Standard"><text:span text:style-name="Emphasis">LDFD</text:span><text:tab/>commerce, trade, merchant</text:p>
      <text:p text:style-name="Standard"><text:span text:style-name="Emphasis">LDLD</text:span><text:tab/>muslin</text:p>
      <text:p text:style-name="Standard"><text:span text:style-name="Emphasis">LRDR</text:span><text:tab/>colour</text:p>
      <text:p text:style-name="Standard"><text:span text:style-name="Emphasis">LRDL</text:span><text:tab/>buy</text:p>
      <text:p text:style-name="Standard"><text:span text:style-name="Emphasis">LRDS</text:span><text:tab/>white</text:p>
      <text:p text:style-name="Standard"><text:span text:style-name="Emphasis">LRMR</text:span><text:tab/>violet</text:p>
      <text:p text:style-name="Standard"><text:span text:style-name="Emphasis">LRMF</text:span><text:tab/>green</text:p>
      <text:p text:style-name="Standard"><text:span text:style-name="Emphasis">LRMS</text:span><text:tab/>yellow</text:p>
      <text:p text:style-name="Standard"><text:span text:style-name="Emphasis">LRML</text:span><text:tab/>blue</text:p>
      <text:p text:style-name="Standard"><text:span text:style-name="Emphasis">LRMT</text:span><text:tab/>red</text:p>
      <text:p text:style-name="Standard"><text:span text:style-name="Emphasis">LRFR</text:span><text:tab/>propose, offer</text:p>
      <text:p text:style-name="Standard"><text:span text:style-name="Emphasis">LRLR</text:span><text:tab/>count</text:p>
      <text:p text:style-name="Standard"><text:span text:style-name="Emphasis">LRLM</text:span><text:tab/>calculate</text:p>
      <text:p text:style-name="Standard"><text:span text:style-name="Emphasis">LRLF</text:span><text:tab/>number (symbol)</text:p>
      <text:p text:style-name="Standard"><text:span text:style-name="Emphasis">LRSM</text:span><text:tab/>string, twine</text:p>
      <text:p text:style-name="Standard"><text:soft-page-break/><text:span text:style-name="Emphasis">LRSL</text:span><text:tab/>take</text:p>
      <text:p text:style-name="Standard"><text:span text:style-name="Emphasis">LRTD</text:span><text:tab/>price</text:p>
      <text:p text:style-name="Standard"><text:span text:style-name="Emphasis">LRTR</text:span><text:tab/>value</text:p>
      <text:p text:style-name="Standard"><text:span text:style-name="Emphasis">LMDS</text:span><text:tab/>mix</text:p>
      <text:p text:style-name="Standard"><text:span text:style-name="Emphasis">LMMD</text:span><text:tab/>tinsmith’s</text:p>
      <text:p text:style-name="Standard"><text:span text:style-name="Emphasis">LMLF</text:span><text:tab/>merchandise</text:p>
      <text:p text:style-name="Standard"><text:span text:style-name="Emphasis">LMLR</text:span><text:tab/>expense</text:p>
      <text:p text:style-name="Standard"><text:span text:style-name="Emphasis">LMST</text:span><text:tab/>all, everything</text:p>
      <text:p text:style-name="Standard"><text:span text:style-name="Emphasis">LFDR</text:span><text:tab/>numbering</text:p>
      <text:p text:style-name="Standard"><text:span text:style-name="Emphasis">LFDM</text:span><text:tab/>add, addition</text:p>
      <text:p text:style-name="Standard"><text:span text:style-name="Emphasis">LFDF</text:span><text:tab/>subtract, subtraction</text:p>
      <text:p text:style-name="Standard"><text:span text:style-name="Emphasis">LFDS</text:span><text:tab/>multiply, multiplication</text:p>
      <text:p text:style-name="Standard"><text:span text:style-name="Emphasis">LFDL</text:span><text:tab/>divide, division</text:p>
      <text:p text:style-name="Standard"><text:span text:style-name="Emphasis">LFDT</text:span><text:tab/>sharing, distribution</text:p>
      <text:p text:style-name="Standard"><text:span text:style-name="Emphasis">LFRL</text:span><text:tab/>half</text:p>
      <text:p text:style-name="Standard"><text:span text:style-name="Emphasis">LFLD</text:span><text:tab/>measure</text:p>
      <text:p text:style-name="Standard"><text:span text:style-name="Emphasis">LFLF</text:span><text:tab/>litre</text:p>
      <text:p text:style-name="Standard"><text:span text:style-name="Emphasis">LFSD</text:span><text:tab/>cash (on hand), money</text:p>
      <text:p text:style-name="Standard"><text:span text:style-name="Emphasis">LFSF</text:span><text:tab/>money</text:p>
      <text:p text:style-name="Standard"><text:span text:style-name="Emphasis">LFSL</text:span><text:tab/>franc, dollar</text:p>
      <text:p text:style-name="Standard"><text:span text:style-name="Emphasis">LFST</text:span><text:tab/>centime, cent</text:p>
      <text:p text:style-name="Standard"><text:span text:style-name="Emphasis">LFTF</text:span><text:tab/>gram</text:p>
      <text:p text:style-name="Standard"><text:span text:style-name="Emphasis">LSDD</text:span><text:tab/>grocery store</text:p>
      <text:p text:style-name="Standard"><text:span text:style-name="Emphasis">LSRF</text:span><text:tab/>metre</text:p>
      <text:p text:style-name="Standard"><text:span text:style-name="Emphasis">LSRL</text:span><text:tab/>give back, repay</text:p>
      <text:p text:style-name="Standard"><text:span text:style-name="Emphasis">LSMR</text:span><text:tab/>specimen, sample</text:p>
      <text:p text:style-name="Standard"><text:span text:style-name="Emphasis">LSFD</text:span><text:tab/>display, show</text:p>
      <text:p text:style-name="Standard"><text:span text:style-name="Emphasis">LSFR</text:span><text:tab/>exposition, exhibition</text:p>
      <text:p text:style-name="Standard"><text:span text:style-name="Emphasis">LSFM</text:span><text:tab/>assortment, set</text:p>
      <text:p text:style-name="Standard"><text:span text:style-name="Emphasis">LSLF</text:span><text:tab/>guarantee</text:p>
      <text:p text:style-name="Standard"><text:span text:style-name="Emphasis">LLRL</text:span><text:tab/>bookstore</text:p>
      <text:p text:style-name="Standard"><text:span text:style-name="Emphasis">LLRT</text:span><text:tab/>hardware store, iron monger’s</text:p>
      <text:p text:style-name="Standard"><text:span text:style-name="Emphasis">LLMD</text:span><text:tab/>press, printing shop</text:p>
      <text:p text:style-name="Standard"><text:span text:style-name="Emphasis">LLFD</text:span><text:tab/>watchmaker’s</text:p>
      <text:p text:style-name="Standard"><text:soft-page-break/><text:span text:style-name="Emphasis">LTDD</text:span><text:tab/>butcher’s</text:p>
      <text:p text:style-name="Standard"><text:span text:style-name="Emphasis">LTMS</text:span><text:tab/>notions (store)</text:p>
      <text:p text:style-name="Standard"><text:span text:style-name="Emphasis">LTLT</text:span><text:tab/>earn, win?</text:p>
      <text:h text:style-name="Heading_20_2" text:outline-level="2">Key of Ti:</text:h>
      <text:p text:style-name="Standard"><text:span text:style-name="Emphasis">TDRD</text:span><text:tab/>town, citizen</text:p>
      <text:p text:style-name="Standard"><text:span text:style-name="Emphasis">TDRT</text:span><text:tab/>street</text:p>
      <text:p text:style-name="Standard"><text:span text:style-name="Emphasis">TDMT</text:span><text:tab/>municipality</text:p>
      <text:p text:style-name="Standard"><text:span text:style-name="Emphasis">TDFS</text:span><text:tab/>restaurant</text:p>
      <text:p text:style-name="Standard"><text:span text:style-name="Emphasis">TDFT</text:span><text:tab/>market</text:p>
      <text:p text:style-name="Standard"><text:span text:style-name="Emphasis">TDTD</text:span><text:tab/>middle, midst</text:p>
      <text:p text:style-name="Standard"><text:span text:style-name="Emphasis">TRDR</text:span><text:tab/>government</text:p>
      <text:p text:style-name="Standard"><text:span text:style-name="Emphasis">TRDS</text:span><text:tab/>election</text:p>
      <text:p text:style-name="Standard"><text:span text:style-name="Emphasis">TRTD</text:span><text:tab/>diplomacy</text:p>
      <text:p text:style-name="Standard"><text:span text:style-name="Emphasis">TRTR</text:span><text:tab/>politics, political?</text:p>
      <text:p text:style-name="Standard"><text:span text:style-name="Emphasis">TRTL</text:span><text:tab/>republic</text:p>
      <text:p text:style-name="Standard"><text:span text:style-name="Emphasis">TMLD</text:span><text:tab/>magazine, newspaper</text:p>
      <text:p text:style-name="Standard"><text:span text:style-name="Emphasis">TMTF</text:span><text:tab/>recede, lose ground</text:p>
      <text:p text:style-name="Standard"><text:span text:style-name="Emphasis">TSMR</text:span><text:tab/>finance</text:p>
      <text:p text:style-name="Standard"><text:span text:style-name="Emphasis">TSTF</text:span><text:tab/>kill</text:p>
      <text:p text:style-name="Standard"><text:span text:style-name="Emphasis">TSTL</text:span><text:tab/>fall</text:p>
      <text:p text:style-name="Standard"><text:span text:style-name="Emphasis">TFRM</text:span><text:tab/>country, nation</text:p>
      <text:p text:style-name="Standard"><text:span text:style-name="Emphasis">TFMR</text:span><text:tab/>internationalism</text:p>
      <text:p text:style-name="Standard"><text:span text:style-name="Emphasis">TFLF</text:span><text:tab/>rendez-vous</text:p>
      <text:p text:style-name="Standard"><text:span text:style-name="Emphasis">TLMD</text:span><text:tab/>police</text:p>
      <text:p text:style-name="Standard"><text:span text:style-name="Emphasis">TLTL</text:span><text:tab/>lose</text:p>
      <text:p text:style-name="Standard"><text:span text:style-name="Emphasis">TTDS</text:span><text:tab/>magistrature</text:p>
      <text:p text:style-name="Standard"><text:span text:style-name="Emphasis">TTMD</text:span><text:tab/>testimony</text:p>
      <text:p text:style-name="Standard"><text:span text:style-name="Emphasis">TTLF</text:span><text:tab/>imprisonment, police stati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MU Serif" svg:font-family="'CMU Serif'" style:font-family-generic="roman"/>
    <style:font-face style:name="CMU Sans Serif" svg:font-family="'CMU Sans Serif'" style:font-family-generic="swiss"/>
    <style:font-face style:name="CMU Typewriter Text" svg:font-family="'CMU Typewriter Text'" style:font-family-generic="modern" style:font-pitch="fixed"/>
    <style:font-face style:name="CMU Typewriter Text1" svg:font-family="'CMU Typewriter Text'" style:font-adornments="Light" style:font-family-generic="modern" style:font-pitch="fixed"/>
    <style:font-face style:name="CMU Serif3" svg:font-family="'CMU Serif'" style:font-family-generic="roman" style:font-pitch="variable"/>
    <style:font-face style:name="CMU Serif2" svg:font-family="'CMU Serif'" style:font-adornments="Italic" style:font-family-generic="roman" style:font-pitch="variable"/>
    <style:font-face style:name="CMU Serif1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8.4pt" style:writing-mode="page"/>
      <style:text-properties style:use-window-font-color="true" style:font-name="CMU Serif" fo:font-size="10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pt" fo:margin-right="0pt" fo:text-indent="0pt" style:auto-text-indent="false" fo:padding-left="90pt" fo:padding-right="69.99pt" fo:padding-top="69.99pt" fo:padding-bottom="0.79pt" fo:border-left="none" fo:border-right="none" fo:border-top="none" fo:border-bottom="0.06pt solid #cccccc" style:join-border="false">
        <style:tab-stops>
          <style:tab-stop style:position="40pt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padding="0pt" fo:border="none" fo:keep-with-next="always"/>
      <style:text-properties style:font-name="CMU Sans Serif" fo:font-size="16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="CMU Serif" style:font-size-asian="12pt"/>
    </style:style>
    <style:style style:name="Caption" style:family="paragraph" style:parent-style-name="Standard" style:auto-update="true" style:class="extra">
      <style:paragraph-properties fo:margin-top="6.01pt" fo:margin-bottom="6.01pt" style:contextual-spacing="false" fo:padding="0pt" fo:border="none" text:number-lines="false" text:line-number="0"/>
      <style:text-properties style:font-name="CMU Serif3" fo:font-size="16pt" fo:font-style="italic" style:font-size-asian="16pt" style:font-style-asian="ital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0.01pt" fo:margin-right="0pt" fo:margin-top="11.99pt" fo:margin-bottom="6.01pt" style:contextual-spacing="false" fo:text-indent="0pt" style:auto-text-indent="false"/>
      <style:text-properties style:font-name="CMU Serif1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10.01pt" fo:margin-right="0pt" fo:text-indent="0pt" style:auto-text-indent="false"/>
      <style:text-properties style:font-name="CMU Serif Extra" fo:font-size="12pt" fo:font-weight="bold" style:font-size-asian="115%" style:font-weight-asian="bold" style:font-size-complex="115%" style:font-weight-complex="bold"/>
    </style:style>
    <style:style style:name="Emphasis" style:family="text">
      <style:text-properties style:font-name="CMU Typewriter Text1" fo:font-style="normal" fo:font-weight="250" style:font-size-asian="10.5pt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419.56pt" fo:page-height="595.3pt" style:num-format="1" style:print-orientation="portrait" fo:margin-top="45.01pt" fo:margin-bottom="45.01pt" fo:margin-left="69.99pt" fo:margin-right="69.99pt" style:writing-mode="lr-tb" style:footnote-max-height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01:25:59</meta:creation-date>
    <dc:date>2013-02-22T01:48:39</dc:date>
    <meta:editing-duration>PT15M27S</meta:editing-duration>
    <meta:editing-cycles>4</meta:editing-cycles>
    <meta:generator>LibreOffice/3.6$MacOSX_x86 LibreOffice_project/5b93205-6e6b3fc-7830f6d-c08ad66-1d9bf4</meta:generator>
    <meta:document-statistic meta:table-count="0" meta:image-count="0" meta:object-count="0" meta:page-count="20" meta:paragraph-count="524" meta:word-count="1379" meta:character-count="7612" meta:non-whitespace-character-count="6757"/>
  </office:meta>
</office:document-meta>
</file>